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officeooo:paragraph-rsid="00211236" style:font-size-asian="10pt" style:font-size-complex="10pt"/>
    </style:style>
    <style:style style:name="P6" style:family="paragraph" style:parent-style-name="Table_20_Contents">
      <style:text-properties officeooo:paragraph-rsid="00211236"/>
    </style:style>
    <style:style style:name="P7" style:family="paragraph" style:parent-style-name="Table_20_Contents">
      <style:text-properties fo:font-size="10pt" officeooo:paragraph-rsid="00211236" style:font-size-asian="10pt" style:font-size-complex="10pt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1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3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6" style:family="paragraph" style:parent-style-name="Standard" style:list-style-name="L2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47" style:family="paragraph" style:parent-style-name="Standard" style:list-style-name="L1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0" style:family="paragraph" style:parent-style-name="Standard">
      <style:paragraph-properties fo:line-height="150%" fo:text-align="justify" style:justify-single-word="false" style:writing-mode="lr-tb"/>
      <style:text-properties fo:font-size="9pt" fo:font-weight="normal" officeooo:paragraph-rsid="00211236" style:font-size-asian="9pt" style:font-weight-asian="normal" style:font-size-complex="9pt" style:font-weight-complex="normal"/>
    </style:style>
    <style:style style:name="P51" style:family="paragraph" style:parent-style-name="Standard">
      <style:text-properties fo:font-size="10pt" style:font-size-asian="10pt" style:font-size-complex="10pt"/>
    </style:style>
    <style:style style:name="P52" style:family="paragraph" style:parent-style-name="Standard"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54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55" style:family="paragraph" style:parent-style-name="Standard">
      <style:text-properties officeooo:paragraph-rsid="06cdf75a"/>
    </style:style>
    <style:style style:name="P56" style:family="paragraph" style:parent-style-name="Standard">
      <style:text-properties officeooo:paragraph-rsid="047ae24c"/>
    </style:style>
    <style:style style:name="P57" style:family="paragraph" style:parent-style-name="Standard">
      <style:text-properties officeooo:paragraph-rsid="01166255"/>
    </style:style>
    <style:style style:name="P58" style:family="paragraph" style:parent-style-name="Standard">
      <style:text-properties fo:font-size="9pt" style:font-size-asian="9pt" style:font-size-complex="9pt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2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3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7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7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9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0" style:family="paragraph">
      <loext:graphic-properties draw:fill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style:font-name="Arial" officeooo:rsid="02e24ff3"/>
    </style:style>
    <style:style style:name="T26" style:family="text">
      <style:text-properties style:font-name="Arial" fo:font-weight="bold" officeooo:rsid="077fdb0c" style:font-weight-asian="bold" style:font-weight-complex="bold"/>
    </style:style>
    <style:style style:name="T27" style:family="text">
      <style:text-properties style:font-name="Arial" fo:font-weight="bold" officeooo:rsid="02df8f7e" style:font-weight-asian="bold" style:font-weight-complex="bold"/>
    </style:style>
    <style:style style:name="T28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style:font-style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5" style:family="text">
      <style:text-properties officeooo:rsid="01867c7c"/>
    </style:style>
    <style:style style:name="T36" style:family="text">
      <style:text-properties officeooo:rsid="06fb2665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officeooo:rsid="06fc0c77"/>
    </style:style>
    <style:style style:name="T39" style:family="text">
      <style:text-properties officeooo:rsid="070a934d"/>
    </style:style>
    <style:style style:name="T40" style:family="text">
      <style:text-properties officeooo:rsid="00104cc9" style:font-name-complex="Pyidaungsu1"/>
    </style:style>
    <style:style style:name="T41" style:family="text">
      <style:text-properties fo:font-size="9pt" officeooo:rsid="02e24ff3" style:font-size-asian="9pt" style:font-size-complex="9pt"/>
    </style:style>
    <style:style style:name="T42" style:family="text">
      <style:text-properties fo:font-size="9pt" fo:font-weight="bold" officeooo:rsid="077fdb0c" style:font-size-asian="9pt" style:font-weight-asian="bold" style:font-size-complex="9pt" style:font-weight-complex="bold"/>
    </style:style>
    <style:style style:name="T43" style:family="text">
      <style:text-properties fo:font-size="9pt" fo:font-weight="bold" officeooo:rsid="02df8f7e" style:font-size-asian="9pt" style:font-weight-asian="bold" style:font-size-complex="9pt" style:font-weight-complex="bold"/>
    </style:style>
    <style:style style:name="T44" style:family="text">
      <style:text-properties officeooo:rsid="0780cfca" style:font-style-complex="normal" style:text-overline-style="none" style:text-overline-color="font-color"/>
    </style:style>
    <style:style style:name="T45" style:family="text">
      <style:text-properties style:font-name="Pyidaungsu1" officeooo:rsid="0016aab4" style:font-name-complex="Pyidaungsu1"/>
    </style:style>
    <style:style style:name="T46" style:family="text">
      <style:text-properties style:font-name="Pyidaungsu1" officeooo:rsid="00124150" style:font-name-complex="Pyidaungsu1"/>
    </style:style>
    <style:style style:name="T47" style:family="text">
      <style:text-properties style:font-name="Pyidaungsu1" fo:font-size="9pt" officeooo:rsid="0016aab4" style:font-size-asian="9pt" style:font-name-complex="Pyidaungsu1" style:font-size-complex="9pt"/>
    </style:style>
    <style:style style:name="T48" style:family="text">
      <style:text-properties style:font-name="Pyidaungsu1" fo:font-size="9pt" officeooo:rsid="00124150" style:font-size-asian="9pt" style:font-name-complex="Pyidaungsu1" style:font-size-complex="9pt"/>
    </style:style>
    <style:style style:name="T49" style:family="text">
      <style:text-properties officeooo:rsid="00124150"/>
    </style:style>
    <style:style style:name="T50" style:family="text">
      <style:text-properties officeooo:rsid="0016aab4"/>
    </style:style>
    <style:style style:name="T51" style:family="text">
      <style:text-properties style:font-name="Arial" fo:font-size="9pt" fo:font-weight="bold" officeooo:rsid="077fdb0c" style:font-size-asian="9pt" style:font-weight-asian="bold" style:font-name-complex="Arial" style:font-size-complex="9pt" style:font-weight-complex="bold"/>
    </style:style>
    <style:style style:name="T52" style:family="text">
      <style:text-properties style:font-name="Arial" fo:font-size="9pt" fo:font-weight="bold" officeooo:rsid="02df8f7e" style:font-size-asian="9pt" style:font-weight-asian="bold" style:font-name-complex="Arial" style:font-size-complex="9pt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1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9">လစာဝင်ငွေခွန်နုတ်ယူပေးသွင်းခြင်းဆိုင်ရာ အထောက်အထား လက်မှတ်</text:p>
            <text:p text:style-name="P17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table:number-columns-spanned="2" office:value-type="string">
            <text:p text:style-name="P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7"/>
            <text:p text:style-name="P10">ဝန်ထမ်းအမည်</text:p>
            <text:p text:style-name="P5"/>
          </table:table-cell>
          <table:table-cell table:style-name="Table5.A1" office:value-type="string">
            <text:p text:style-name="P7"><text:user-field-get text:name="py3o.o.barcode">barcode</text:user-field-get></text:p>
            <text:p text:style-name="P7"/>
            <text:p text:style-name="P7"><text:user-field-get text:name="py3o.o.name">nam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0">ကုမ္ပဏီ/ဌာန/အဖွဲ့အစည်းအမည်</text:p>
            <text:p text:style-name="P5"/>
          </table:table-cell>
          <table:table-cell table:style-name="Table5.A1" office:value-type="string">
            <text:p text:style-name="P7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10">ရာထူး/တာဝန်</text:p>
            <text:p text:style-name="P5"/>
          </table:table-cell>
          <table:table-cell table:style-name="Table5.B3" office:value-type="string">
            <text:p text:style-name="P7"/>
            <text:p text:style-name="P7"><text:user-field-get text:name="py3o.o.job_id.name">job_name</text:user-field-get></text:p>
            <text:p text:style-name="P7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10">နိင်ငံသားစိစစ်ရေးကတ်ပြားအမှတ်</text:p>
            <text:p text:style-name="P5"/>
          </table:table-cell>
          <table:table-cell table:style-name="Table5.A1" office:value-type="string">
            <text:p text:style-name="P7"><text:user-field-get text:name="py3o.o.nrc">nrc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1">အခွန်ထမ်းမှတ်ပုံတင်အမှတ် (TIN)</text:p>
            <text:p text:style-name="P5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10">နေရပ်လိပ်စာ</text:p>
            <text:p text:style-name="P5"/>
          </table:table-cell>
          <table:table-cell table:style-name="Table5.A1" office:value-type="string">
            <text:p text:style-name="P7"><text:user-field-get text:name="py3o.o.address_id.street">employee_street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1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10">ယခင်အခွန်ပေးသွင်းခဲ့သည့်ရုံး</text:p>
            <text:p text:style-name="P10"/>
          </table:table-cell>
          <table:table-cell table:style-name="Table5.A1" office:value-type="string">
            <text:p text:style-name="P7"><text:user-field-get text:name="py3o.o.previous_tax_office">previous_tax_office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1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10">ယခင်အခွန်ထမ်းမှတ်ပုံတင်အမှတ်</text:p>
            <text:p text:style-name="P45"/>
          </table:table-cell>
          <table:table-cell table:style-name="Table5.A1" office:value-type="string">
            <text:p text:style-name="P7"><text:user-field-get text:name="py3o.o.previous_tax_no">previous_tax_no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3">စဥ်</text:p>
            <text:p text:style-name="P54"/>
          </table:table-cell>
          <table:table-cell table:style-name="Table10.A1" office:value-type="string">
            <text:p text:style-name="P23">လအမည်</text:p>
            <text:p text:style-name="P54"/>
          </table:table-cell>
          <table:table-cell table:style-name="Table10.A1" office:value-type="string">
            <text:p text:style-name="P23">ရရှိသည့် လစာဝင်ငွေ</text:p>
            <text:p text:style-name="P23"><text:s/>စုစုပေါင်း (ကျပ်) </text:p>
            <text:p text:style-name="P54"/>
          </table:table-cell>
          <table:table-cell table:style-name="Table10.A1" office:value-type="string">
            <text:p text:style-name="P23">ပေးဆောင်သည့် </text:p>
            <text:p text:style-name="P23">အခွန်(ကျပ်)</text:p>
            <text:p text:style-name="P54"/>
          </table:table-cell>
          <table:table-cell table:style-name="Table10.A1" office:value-type="string">
            <text:p text:style-name="P23">အခွန်ပေးသွင်းမှု</text:p>
            <text:p text:style-name="P23">အထောက်အထား</text:p>
            <text:p text:style-name="P23">အမှတ်</text:p>
            <text:p text:style-name="P54"/>
          </table:table-cell>
          <table:table-cell table:style-name="Table10.F1" office:value-type="string">
            <text:p text:style-name="P23">လက်မှတ်</text:p>
            <text:p text:style-name="P54"/>
          </table:table-cell>
        </table:table-row>
        <table:table-row table:style-name="TableLine3195956946288">
          <table:table-cell table:style-name="Table10.A13" office:value-type="string">
            <text:p text:style-name="P77">၁</text:p>
          </table:table-cell>
          <table:table-cell table:style-name="Table10.B13" office:value-type="string">
            <text:p text:style-name="P18">ဧပြီ</text:p>
          </table:table-cell>
          <table:table-cell table:style-name="Table10.C13" office:value-type="string">
            <text:p text:style-name="P75"><text:text-input text:description="py3o://function=&quot;o._get_payslip(4)&quot;">april</text:text-input></text:p>
          </table:table-cell>
          <table:table-cell table:style-name="Table10.D14" office:value-type="string">
            <text:p text:style-name="P72"><text:text-input text:description="py3o://function=&quot;o._get_payslip2(4)&quot;">april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1664">
          <table:table-cell table:style-name="Table10.A13" office:value-type="string">
            <text:p text:style-name="P78">၂</text:p>
          </table:table-cell>
          <table:table-cell table:style-name="Table10.B13" office:value-type="string">
            <text:p text:style-name="P18">မေ</text:p>
          </table:table-cell>
          <table:table-cell table:style-name="Table10.C13" office:value-type="string">
            <text:p text:style-name="P74"><text:text-input text:description="py3o://function=&quot;o._get_payslip(5)&quot;">may6</text:text-input></text:p>
          </table:table-cell>
          <table:table-cell table:style-name="Table10.D14" office:value-type="string">
            <text:p text:style-name="P73"><text:text-input text:description="py3o://function=&quot;o._get_payslip2(5)&quot;">may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8080">
          <table:table-cell table:style-name="Table10.A13" office:value-type="string">
            <text:p text:style-name="P78">၃</text:p>
          </table:table-cell>
          <table:table-cell table:style-name="Table10.B13" office:value-type="string">
            <text:p text:style-name="P19">ဇွန်</text:p>
          </table:table-cell>
          <table:table-cell table:style-name="Table10.C13" office:value-type="string">
            <text:p text:style-name="P72"><text:text-input text:description="py3o://function=&quot;o._get_payslip(6)&quot;">jun6</text:text-input></text:p>
          </table:table-cell>
          <table:table-cell table:style-name="Table10.D14" office:value-type="string">
            <text:p text:style-name="P72"><text:text-input text:description="py3o://function=&quot;o._get_payslip2(6)&quot;">jun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4752">
          <table:table-cell table:style-name="Table10.A13" office:value-type="string">
            <text:p text:style-name="P77">၄</text:p>
          </table:table-cell>
          <table:table-cell table:style-name="Table10.B13" office:value-type="string">
            <text:p text:style-name="P18">ဇူလိုင်</text:p>
          </table:table-cell>
          <table:table-cell table:style-name="Table10.C13" office:value-type="string">
            <text:p text:style-name="P72"><text:text-input text:description="py3o://function=&quot;o._get_payslip(7)&quot;">jul6</text:text-input></text:p>
          </table:table-cell>
          <table:table-cell table:style-name="Table10.D14" office:value-type="string">
            <text:p text:style-name="P72"><text:text-input text:description="py3o://function=&quot;o._get_payslip2(7)&quot;">jul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9360">
          <table:table-cell table:style-name="Table10.A13" office:value-type="string">
            <text:p text:style-name="P77">၅</text:p>
          </table:table-cell>
          <table:table-cell table:style-name="Table10.B13" office:value-type="string">
            <text:p text:style-name="P18">သြဂုတ်</text:p>
          </table:table-cell>
          <table:table-cell table:style-name="Table10.C13" office:value-type="string">
            <text:p text:style-name="P72"><text:text-input text:description="py3o://function=&quot;o._get_payslip(8)&quot;">august</text:text-input></text:p>
          </table:table-cell>
          <table:table-cell table:style-name="Table10.D14" office:value-type="string">
            <text:p text:style-name="P72"><text:text-input text:description="py3o://function=&quot;o._get_payslip2(8)&quot;">aug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9616">
          <table:table-cell table:style-name="Table10.A13" office:value-type="string">
            <text:p text:style-name="P77">၆</text:p>
          </table:table-cell>
          <table:table-cell table:style-name="Table10.B13" office:value-type="string">
            <text:p text:style-name="P18">စက်တင်ဘာ</text:p>
          </table:table-cell>
          <table:table-cell table:style-name="Table10.C13" office:value-type="string">
            <text:p text:style-name="P72"><text:text-input text:description="py3o://function=&quot;o._get_payslip(9)&quot;">sep6</text:text-input></text:p>
          </table:table-cell>
          <table:table-cell table:style-name="Table10.D14" office:value-type="string">
            <text:p text:style-name="P72"><text:text-input text:description="py3o://function=&quot;o._get_payslip2(9)&quot;">sept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0896">
          <table:table-cell table:style-name="Table10.A13" office:value-type="string">
            <text:p text:style-name="P77">၇</text:p>
          </table:table-cell>
          <table:table-cell table:style-name="Table10.B13" office:value-type="string">
            <text:p text:style-name="P18">အောက်တိုဘာ</text:p>
          </table:table-cell>
          <table:table-cell table:style-name="Table10.C13" office:value-type="string">
            <text:p text:style-name="P72"><text:text-input text:description="py3o://function=&quot;o._get_payslip(10)&quot;">october</text:text-input></text:p>
          </table:table-cell>
          <table:table-cell table:style-name="Table10.D14" office:value-type="string">
            <text:p text:style-name="P72"><text:text-input text:description="py3o://function=&quot;o._get_payslip2(10)&quot;">oct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1920">
          <table:table-cell table:style-name="Table10.A13" office:value-type="string">
            <text:p text:style-name="P78">၈</text:p>
          </table:table-cell>
          <table:table-cell table:style-name="Table10.B13" office:value-type="string">
            <text:p text:style-name="P18">နိုဝင်ဘာ</text:p>
          </table:table-cell>
          <table:table-cell table:style-name="Table10.C13" office:value-type="string">
            <text:p text:style-name="P72"><text:text-input text:description="py3o://function=&quot;o._get_payslip(11)&quot;">novenber</text:text-input></text:p>
          </table:table-cell>
          <table:table-cell table:style-name="Table10.D14" office:value-type="string">
            <text:p text:style-name="P72"><text:text-input text:description="py3o://function=&quot;o._get_payslip2(11)&quot;">nov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6304">
          <table:table-cell table:style-name="Table10.A13" office:value-type="string">
            <text:p text:style-name="P78">၉</text:p>
          </table:table-cell>
          <table:table-cell table:style-name="Table10.B13" office:value-type="string">
            <text:p text:style-name="P18">ဒီဇင်ဘာ</text:p>
          </table:table-cell>
          <table:table-cell table:style-name="Table10.C13" office:value-type="string">
            <text:p text:style-name="P72"><text:text-input text:description="py3o://function=&quot;o._get_payslip(12)&quot;">december</text:text-input></text:p>
          </table:table-cell>
          <table:table-cell table:style-name="Table10.D14" office:value-type="string">
            <text:p text:style-name="P72"><text:text-input text:description="py3o://function=&quot;o._get_payslip2(12)&quot;">dec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6816">
          <table:table-cell table:style-name="Table10.A13" office:value-type="string">
            <text:p text:style-name="P77">၁၀</text:p>
          </table:table-cell>
          <table:table-cell table:style-name="Table10.B13" office:value-type="string">
            <text:p text:style-name="P18">ဇန်နဝါရီ</text:p>
          </table:table-cell>
          <table:table-cell table:style-name="Table10.C13" office:value-type="string">
            <text:p text:style-name="P72"><text:text-input text:description="py3o://function=&quot;o._get_payslip(1)&quot;">jan</text:text-input></text:p>
          </table:table-cell>
          <table:table-cell table:style-name="Table10.D14" office:value-type="string">
            <text:p text:style-name="P72"><text:text-input text:description="py3o://function=&quot;o._get_payslip2(1)&quot;">jan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7072">
          <table:table-cell table:style-name="Table10.A13" office:value-type="string">
            <text:p text:style-name="P77">၁၁</text:p>
          </table:table-cell>
          <table:table-cell table:style-name="Table10.B13" office:value-type="string">
            <text:p text:style-name="P18">ဖေဖော်ဝါရီ</text:p>
          </table:table-cell>
          <table:table-cell table:style-name="Table10.C13" office:value-type="string">
            <text:p text:style-name="P72"><text:text-input text:description="py3o://function=&quot;o._get_payslip(2)&quot;">feb</text:text-input></text:p>
          </table:table-cell>
          <table:table-cell table:style-name="Table10.D14" office:value-type="string">
            <text:p text:style-name="P72"><text:text-input text:description="py3o://function=&quot;o._get_payslip2(2)&quot;">feb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7328">
          <table:table-cell table:style-name="Table10.A13" office:value-type="string">
            <text:p text:style-name="P77">၁၂</text:p>
          </table:table-cell>
          <table:table-cell table:style-name="Table10.B13" office:value-type="string">
            <text:p text:style-name="P18">မတ်</text:p>
          </table:table-cell>
          <table:table-cell table:style-name="Table10.C13" office:value-type="string">
            <text:p text:style-name="P72"><text:text-input text:description="py3o://function=&quot;o._get_payslip(3)&quot;">march</text:text-input></text:p>
          </table:table-cell>
          <table:table-cell table:style-name="Table10.D14" office:value-type="string">
            <text:p text:style-name="P72"><text:text-input text:description="py3o://function=&quot;o._get_payslip2(3)&quot;">mar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18">စုစုပေါင်း</text:p>
          </table:table-cell>
          <table:covered-table-cell/>
          <table:table-cell table:style-name="Table10.C14" office:value-type="string">
            <text:p text:style-name="P72"><text:text-input text:description="py3o://function=&quot;o._get_total()&quot;">total</text:text-input></text:p>
          </table:table-cell>
          <table:table-cell table:style-name="Table10.D14" office:value-type="string">
            <text:p text:style-name="P72"><text:text-input text:description="py3o://function=&quot;o._get_total2()&quot;">total2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53"/>
          </table:table-cell>
        </table:table-row>
      </table:table>
      <text:p text:style-name="P56"/>
      <text:p text:style-name="P55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က)အခြေခံခွင့်ပြုငွေ (၂၀%) <text:s/><text:span text:style-name="T46">= <text:s text:c="4"/></text:span><text:span text:style-name="T20"><text:text-input text:description="py3o://function=&quot;o._get_basic_allowance()&quot;">basic</text:text-input></text:span><text:span text:style-name="T24"><text:s/></text:span><text:span text:style-name="T46"><text:s/>ကျပ်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4">(ခ) ခံစားခွင့်ရှိသည့် အတူနေမိဘ <text:span text:style-name="T45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45"><text:s text:c="2"/>)</text:span><text:span text:style-name="T3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5" office:value-type="string">
            <text:p text:style-name="P33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7"><draw:custom-shape text:anchor-type="paragraph" draw:z-index="1" draw:name="Shape2" draw:style-name="gr2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<text:s/>ရှိ။</text:span></text:p>
              </text:list-item>
            </text:list>
          </table:table-cell>
          <table:table-cell table:style-name="Table7.C5" office:value-type="string">
            <text:p text:style-name="P35"><draw:custom-shape text:anchor-type="paragraph" draw:z-index="3" draw:name="Shape2_1" draw:style-name="gr1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8"><text:s text:c="10"/></text:span>မရှိ။</text:p>
          </table:table-cell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</text:p>
          </table:table-cell>
          <table:table-cell table:style-name="Table7.D1" office:value-type="string">
            <text:p text:style-name="P35"><draw:custom-shape text:anchor-type="paragraph" draw:z-index="4" draw:name="Shape2_2" draw:style-name="gr1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8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46"><draw:custom-shape text:anchor-type="paragraph" draw:z-index="2" draw:name="Shape2_0" draw:style-name="gr1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မရှိ။</text:span></text:p>
              </text:list-item>
            </text:list>
          </table:table-cell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4">(ဃ) ခံစားခွင့်ရှိသည့် သား/သမီး <text:span text:style-name="T45"><text:s/>( <text:s text:c="5"/></text:span><text:span text:style-name="T23"><text:s/></text:span><text:span text:style-name="T20"><text:user-field-get text:name="py3o.o.children">children</text:user-field-get></text:span><text:span text:style-name="T23"><text:s text:c="3"/></text:span><text:span text:style-name="T45"><text:s text:c="4"/>) </text:span><text:span text:style-name="T3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4">(င) ဝန်ထမ်းနှင့် အိမ်ထောင်ဖက်အတွက် အသက်အာမခံပရီမီယံ <text:span text:style-name="T45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18"><text:user-field-get text:name="py3o.o.company_id.hr_head_id.name">hr_head</text:user-field-get></text:span></text:p>
            <text:p text:style-name="P63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2">နိုင်ငံသားစိစစ်ရေးကတ်ပြားအမှတ်<text:span text:style-name="T18"> <text:s text:c="2"/></text:span><text:span text:style-name="T18"><text:user-field-get text:name="py3o.o.company_id.hr_head_id.nrc">nrc</text:user-field-get></text:span>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4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3"/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79">(ရက် <text:s text:c="2"/>/ <text:s text:c="2"/>လ <text:s text:c="2"/>/ <text:s text:c="2"/>နှစ် <text:s text:c="2"/>) <text:s/><text:span text:style-name="T39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2"><text:span text:style-name="T37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0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76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6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2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2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7"/>
      <text:p text:style-name="P57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0"><text:span text:style-name="T3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22:00.197000000</dc:date>
    <meta:editing-duration>P1DT15H51M15S</meta:editing-duration>
    <meta:editing-cycles>912</meta:editing-cycles>
    <meta:document-statistic meta:table-count="9" meta:image-count="0" meta:object-count="0" meta:page-count="3" meta:paragraph-count="133" meta:word-count="412" meta:character-count="2584" meta:non-whitespace-character-count="2272"/>
  </office:meta>
</office:document-meta>
</file>